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ter den Wolken</text:p>
      <text:p text:style-name="P1">Musik: Reinhard May 1974 (Über den Wolken | GaDG)</text:p>
      <text:p text:style-name="P1">Textadaption für den Skytec Höhenflugkurs August 2020:</text:p>
      <text:p text:style-name="P1">Jirka Dell'Oro-Friedl</text:p>
      <text:p text:style-name="P1"/>
      <text:p text:style-name="P2">Gschasikopf, der Wind von West,</text:p>
      <text:p text:style-name="P2">Barbara thront auf der Empore.</text:p>
      <text:p text:style-name="P2">Sie schaut sie mich an, ein letzter Test, </text:p>
      <text:p text:style-name="P2">und schon dröhnt's in meinem Ohren.</text:p>
      <text:p text:style-name="P2">Denn sie ruft "Aufstellen frei", </text:p>
      <text:p text:style-name="P2">und ich renne wie bekloppt.</text:p>
      <text:p text:style-name="P2">Die Kappe schießt an mir vorbei, </text:p>
      <text:p text:style-name="P2">ich hör' "Halt! Stopp! Halt! Stopp! Halt! Stopp!"</text:p>
      <text:p text:style-name="P2"/>
      <text:p text:style-name="P2">Unter den Wolken, </text:p>
      <text:p text:style-name="P2">kann die Freiheit sehr eingeschränkt sein.</text:p>
      <text:p text:style-name="P2">Alle Ängste, alle Sorgen, sagt man, </text:p>
      <text:p text:style-name="P2">kommen darunter zum Tragen und dann,</text:p>
      <text:p text:style-name="P2">wird was sonst klein und nichtig ist bloß,</text:p>
      <text:p text:style-name="P2">plötzlich wichtig und groß.</text:p>
      <text:p text:style-name="P2"/>
      <text:p text:style-name="P2">Irgendwie schaff ich's dann doch, </text:p>
      <text:p text:style-name="P2">langsam fall' ich in den Abgrund.</text:p>
      <text:p text:style-name="P2">Cornelius wartet aber noch, </text:p>
      <text:p text:style-name="P2">hat das Funkgerät schon am Mund.</text:p>
      <text:p text:style-name="P2">"Klappe halten! Nicken! Roll'n! </text:p>
      <text:p text:style-name="P2">Und mach' noch so'n Prüfungsei!"</text:p>
      <text:p text:style-name="P2">Am Ende schwebe ich entspannt,</text:p>
      <text:p text:style-name="P2">weit am Peilpunkt vorbei.</text:p>
      <text:p text:style-name="P2"/>
      <text:p text:style-name="P2"/>
      <text:p text:style-name="P2"/>
      <text:p text:style-name="P2"/>
      <text:p text:style-name="P2"/>
      <text:p text:style-name="P2">Unter den Wolken, </text:p>
      <text:p text:style-name="P2">kann die Freiheit sehr eingeschränkt sein.</text:p>
      <text:p text:style-name="P2">Alle Ängste, alle Sorgen, sagt man, </text:p>
      <text:p text:style-name="P2">kommen darunter zum Tragen und dann,</text:p>
      <text:p text:style-name="P2">wird was sonst klein und nichtig ist bloß,</text:p>
      <text:p text:style-name="P2">plötzlich wichtig und groß.</text:p>
      <text:p text:style-name="P2"/>
      <text:p text:style-name="P2">Flugs den Schirm gepackt und los, </text:p>
      <text:p text:style-name="P2">für uns gibt es keine Pause.</text:p>
      <text:p text:style-name="P2">Dominique jagt uns schon hoch, </text:p>
      <text:p text:style-name="P2">ach wie schön wär's jetzt zuhause.</text:p>
      <text:p text:style-name="P2">Sonnensegler flattern aus, </text:p>
      <text:p text:style-name="P2">Schattenflieger hinterher.</text:p>
      <text:p text:style-name="P2">Jeder kriegt den Bogen raus, </text:p>
      <text:p text:style-name="P2">es ist dann doch gar nicht so schwer.</text:p>
      <text:p text:style-name="P2"/>
      <text:p text:style-name="P2">Unter den Wolken, </text:p>
      <text:p text:style-name="P2">ist die Freiheit dann doch ziemlich geil.</text:p>
      <text:p text:style-name="P2">Alle Ängste, alle Sorgen, sagt man, </text:p>
      <text:p text:style-name="P2">bleiben darüber verborgen und dann,</text:p>
      <text:p text:style-name="P2">wird was sonst groß und wichtig erscheint,</text:p>
      <text:p text:style-name="P2">plötzlich nichtig und klein.</text:p>
      <text:p text:style-name="P2"/>
      <text:p text:style-name="P2">(letzten Refrain wiederhol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961cm" fo:margin-right="1.993cm" style:writing-mode="lr-tb" style:footnote-max-height="0cm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20-08-21T20:37:10.89</meta:creation-date>
    <dc:date>2020-08-22T15:48:35.03</dc:date>
    <dc:creator>Jirka Dell'Oro-Friedl</dc:creator>
    <meta:editing-duration>PT19H11M23S</meta:editing-duration>
    <meta:editing-cycles>4</meta:editing-cycles>
    <meta:generator>OpenOffice.org/3.3$Win32 OpenOffice.org_project/330m20$Build-9567</meta:generator>
    <meta:printed-by>Jirka Dell'Oro-Friedl</meta:printed-by>
    <meta:print-date>2020-08-21T20:47:18.38</meta:print-date>
    <meta:document-statistic meta:table-count="0" meta:image-count="0" meta:object-count="0" meta:page-count="1" meta:paragraph-count="47" meta:word-count="250" meta:character-count="1543"/>
  </office:meta>
</office:document-meta>
</file>